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 fo:padding-bottom="0.6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objectwithoutfill">
      <style:graphic-properties draw:marker-end="Arrow" draw:marker-end-width="0.3cm" draw:fill="none" draw:textarea-vertical-align="middle" fo:padding-bottom="-0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9.5cm" svg:height="6.1cm" svg:x="9.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cm" svg:height="5.8cm" svg:x="1.9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7cm" svg:height="1.1cm" svg:x="2.3cm" svg:y="10.7cm">
          <text:p text:style-name="P2"><text:span text:style-name="T1">3</text:span><text:span text:style-name="T1">轴陀螺仪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6cm" svg:height="1.2cm" svg:x="2.4cm" svg:y="12.9cm">
          <text:p text:style-name="P2"><text:span text:style-name="T1">3</text:span><text:span text:style-name="T1">轴加速度</text:span></text:p>
          <text:p text:style-name="P2"><text:span text:style-name="T1">计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.8cm" svg:x="10.6cm" svg:y="11.7cm">
          <text:p text:style-name="P2"><text:span text:style-name="T1">AD</text:span><text:span text:style-name="T1">值到四元数</text:span></text:p>
          <text:p text:style-name="P2"><text:span text:style-name="T1">转化算法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cm" svg:height="1.8cm" svg:x="15.6cm" svg:y="11.7cm">
          <text:p text:style-name="P2"><text:span text:style-name="T1">四元数到欧</text:span></text:p>
          <text:p text:style-name="P2"><text:span text:style-name="T1">拉角转化算法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2cm" svg:height="1.8cm" svg:x="10.6cm" svg:y="13.9cm">
          <text:p text:style-name="P2"><text:span text:style-name="T1">姿态控制</text:span><text:span text:style-name="T1">算法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2cm" svg:x1="5cm" svg:y1="13.5cm" svg:x2="10.6cm" svg:y2="12.6cm" draw:start-shape="id1" draw:start-glue-point="1" draw:end-shape="id2" svg:d="M5000 13500h1600v-900h4000" svg:viewBox="0 0 5601 901">
          <text:p/>
        </draw:connector>
        <draw:connector draw:style-name="gr3" draw:text-style-name="P1" draw:layer="layout" draw:line-skew="-1.2cm" svg:x1="5cm" svg:y1="11.25cm" svg:x2="10.6cm" svg:y2="12.6cm" draw:start-shape="id3" draw:start-glue-point="1" draw:end-shape="id2" svg:d="M5000 11250h1600v1350h4000" svg:viewBox="0 0 5601 1351">
          <text:p/>
        </draw:connector>
        <draw:connector draw:style-name="gr4" draw:text-style-name="P3" draw:layer="layout" draw:type="line" svg:x1="13.7cm" svg:y1="12.6cm" svg:x2="15.6cm" svg:y2="12.6cm" draw:start-shape="id2" draw:start-glue-point="1" draw:end-shape="id4" draw:end-glue-point="3" svg:d="M13700 12600h1900" svg:viewBox="0 0 1901 1">
          <text:p text:style-name="P1"><text:span text:style-name="T2">四元数</text:span></text:p>
        </draw:connector>
        <draw:frame draw:style-name="gr5" draw:text-style-name="P4" draw:layer="layout" svg:width="2.5cm" svg:height="0.729cm" svg:x="2.1cm" svg:y="9.8cm">
          <draw:text-box>
            <text:p text:style-name="P4"><text:span text:style-name="T1">MPU6050</text:span></text:p>
          </draw:text-box>
        </draw:frame>
        <draw:frame draw:style-name="gr5" draw:text-style-name="P4" draw:layer="layout" svg:width="2.5cm" svg:height="0.729cm" svg:x="10.4cm" svg:y="10.6cm">
          <draw:text-box>
            <text:p text:style-name="P4"><text:span text:style-name="T1">STM32</text:span></text:p>
          </draw:text-box>
        </draw:frame>
        <draw:connector draw:style-name="gr6" draw:text-style-name="P3" draw:layer="layout" svg:x1="17.05cm" svg:y1="13.5cm" svg:x2="13.8cm" svg:y2="14.8cm" draw:start-shape="id4" draw:start-glue-point="2" draw:end-shape="id5" svg:d="M17050 13500v1300h-3250" svg:viewBox="0 0 3251 1301">
          <text:p text:style-name="P1"><text:span text:style-name="T2">欧拉角</text:span></text:p>
        </draw:connector>
        <draw:frame draw:style-name="gr5" draw:text-style-name="P5" draw:layer="layout" svg:width="3.1cm" svg:height="0.738cm" svg:x="6.7cm" svg:y="11.962cm">
          <draw:text-box>
            <text:p text:style-name="P5"><text:span text:style-name="T2">16</text:span><text:span text:style-name="T2">位</text:span><text:span text:style-name="T2">ADC</text:span><text:span text:style-name="T2">值</text:span></text:p>
          </draw:text-box>
        </draw:frame>
        <draw:frame draw:style-name="gr5" draw:text-style-name="P5" draw:layer="layout" svg:width="4.1cm" svg:height="0.738cm" svg:x="6.7cm" svg:y="12.5cm">
          <draw:text-box>
            <text:p text:style-name="P5"><text:span text:style-name="T2">400kHz</text:span><text:span text:style-name="T2">的</text:span><text:span text:style-name="T2">I2C</text:span><text:span text:style-name="T2">接口</text:span></text:p>
          </draw:text-box>
        </draw:frame>
        <draw:custom-shape draw:style-name="gr1" draw:text-style-name="P1" draw:layer="layout" svg:width="7.2cm" svg:height="5.9cm" draw:transform="skewX (-0.0329867228626928) translate (12.4cm 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8cm" svg:height="5.8cm" svg:x="1.3cm" svg:y="1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2.7cm" svg:height="1.1cm" svg:x="1.4cm" svg:y="19.4cm">
          <text:p text:style-name="P2"><text:span text:style-name="T1">3</text:span><text:span text:style-name="T1">轴陀螺仪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6cm" svg:height="1.2cm" svg:x="1.5cm" svg:y="21.6cm">
          <text:p text:style-name="P2"><text:span text:style-name="T1">3</text:span><text:span text:style-name="T1">轴加速度</text:span></text:p>
          <text:p text:style-name="P2"><text:span text:style-name="T1">计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9cm" svg:height="1.8cm" svg:x="13.5cm" svg:y="20.4cm">
          <text:p text:style-name="P2"><text:span text:style-name="T1">四元数到欧</text:span></text:p>
          <text:p text:style-name="P2"><text:span text:style-name="T1">拉角转化算法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1.8cm" svg:x="13.5cm" svg:y="22.6cm">
          <text:p text:style-name="P2"><text:span text:style-name="T1">姿态控制算法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cm" svg:height="0.729cm" svg:x="2cm" svg:y="18.5cm">
          <draw:text-box>
            <text:p text:style-name="P4"><text:span text:style-name="T1">MPU6050</text:span></text:p>
          </draw:text-box>
        </draw:frame>
        <draw:frame draw:style-name="gr5" draw:text-style-name="P4" draw:layer="layout" svg:width="2.5cm" svg:height="0.729cm" svg:x="13cm" svg:y="19.4cm">
          <draw:text-box>
            <text:p text:style-name="P4"><text:span text:style-name="T1">STM32</text:span></text:p>
          </draw:text-box>
        </draw:frame>
        <draw:frame draw:style-name="gr5" draw:text-style-name="P5" draw:layer="layout" svg:width="2.3cm" svg:height="0.738cm" svg:x="8.7cm" svg:y="20.6cm">
          <draw:text-box>
            <text:p text:style-name="P1"><text:span text:style-name="T2">四元数</text:span></text:p>
          </draw:text-box>
        </draw:frame>
        <draw:frame draw:style-name="gr5" draw:text-style-name="P5" draw:layer="layout" svg:width="4.1cm" svg:height="0.738cm" svg:x="9cm" svg:y="21.262cm">
          <draw:text-box>
            <text:p text:style-name="P5"><text:span text:style-name="T2">400kHz</text:span><text:span text:style-name="T2">的</text:span><text:span text:style-name="T2">I2C</text:span><text:span text:style-name="T2">接口</text:span></text:p>
          </draw:text-box>
        </draw:frame>
        <draw:custom-shape draw:style-name="gr2" draw:text-style-name="P2" xml:id="id7" draw:id="id7" draw:layer="layout" svg:width="3.5cm" svg:height="1.7cm" svg:x="5.4cm" svg:y="20.4cm">
          <text:p text:style-name="P2"><text:span text:style-name="T1">数字运动</text:span></text:p>
          <text:p text:style-name="P2"><text:span text:style-name="T1">处理器</text:span></text:p>
          <text:p text:style-name="P2"><text:span text:style-name="T1">（</text:span><text:span text:style-name="T1">DMP</text:span><text:span text:style-name="T1">）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cm" svg:y1="19.95cm" svg:x2="5.4cm" svg:y2="21.25cm" draw:start-shape="id6" draw:start-glue-point="1" draw:end-shape="id7" draw:end-glue-point="3" svg:d="M4100 19950h650v1300h650" svg:viewBox="0 0 1301 1301">
          <text:p/>
        </draw:connector>
        <draw:connector draw:style-name="gr3" draw:text-style-name="P1" draw:layer="layout" svg:x1="4.1cm" svg:y1="22.2cm" svg:x2="5.4cm" svg:y2="21.25cm" draw:start-shape="id8" draw:start-glue-point="1" draw:end-shape="id7" draw:end-glue-point="3" svg:d="M4100 22200h650v-950h650" svg:viewBox="0 0 1301 951">
          <text:p/>
        </draw:connector>
        <draw:connector draw:style-name="gr3" draw:text-style-name="P1" draw:layer="layout" draw:type="line" svg:x1="8.9cm" svg:y1="21.25cm" svg:x2="13.5cm" svg:y2="21.3cm" draw:start-shape="id7" draw:start-glue-point="1" draw:end-shape="id9" svg:d="M8900 21250l4600 50" svg:viewBox="0 0 4601 51">
          <text:p/>
        </draw:connector>
        <draw:connector draw:style-name="gr7" draw:text-style-name="P3" draw:layer="layout" draw:line-skew="1.301cm" svg:x1="16.4cm" svg:y1="21.3cm" svg:x2="16.699cm" svg:y2="23.5cm" draw:start-shape="id9" draw:start-glue-point="1" svg:d="M16400 21300h1802v2200h-1503" svg:viewBox="0 0 1803 2201">
          <text:p text:style-name="P1"><text:span text:style-name="T2">欧拉角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22:41:34.701248103</meta:creation-date>
    <dc:date>2014-06-15T23:26:26.117580603</dc:date>
    <meta:editing-duration>PT31M25S</meta:editing-duration>
    <meta:editing-cycles>3</meta:editing-cycles>
    <meta:generator>LibreOffice/4.2.3.3$Linux_X86_64 LibreOffice_project/420m0$Build-3</meta:generator>
    <meta:document-statistic meta:object-count="30"/>
  </office:meta>
</office:document-meta>
</file>